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instrukce" style:family="text">
      <style:text-properties style:use-window-font-color="true"/>
    </style:style>
    <style:style style:name="P19" style:parent-style-name="podpis" style:family="paragraph">
      <style:paragraph-properties fo:margin-top="0.3333in"/>
    </style:style>
    <style:style style:name="T20" style:parent-style-name="instrukce" style:family="text">
      <style:text-properties style:use-window-font-color="true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41/2024</text:p>
            <text:p text:style-name="Normální">KVOP-23656/2024</text:p>
            <text:p text:style-name="Normální">13. 06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V. Z.</text:p>
            <text:p text:style-name="Normální"/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Nadpis1" text:outline-level="1">Sdělení<text:s/>o vyřízení žádosti o informace</text:h>
      <text:h text:style-name="Nadpis1" text:outline-level="1">podle zákona č. 106/1999 Sb., o svobodném přístupu k informacím</text:h>
      <text:p text:style-name="Základnítext">Vážený pane Z.,</text:p>
      <text:p text:style-name="Základnítext">dne 12. června 2024 obdržela Kancelář veřejného ochránce práv Vaši žádost o informace. Žádáte o zaslání Sborníku stanovisek veřejného ochránce práv Vězeňství II.</text:p>
      <text:p text:style-name="Základnítext"><text:span text:style-name="Silné">Dáváme Vám tyto informace</text:span>:</text:p>
      <text:p text:style-name="Základnítext"><text:span text:style-name="T18">Sborník stanovisek Vězeňství II z roku 2019, který Vám zasílám přílohou, je dosud poslední vydaný k vězeňské problematice. Žádné novější vydání není k dispozici a ani se v současné době nepřipravuje.</text:span></text:p>
      <text:p text:style-name="Základnítext">S pozdravem</text:p>
      <text:p text:style-name="Základnítext"/>
      <text:p text:style-name="Základnítext"/>
      <text:p text:style-name="P19">JUDr. Pavel Pořízek, Ph.D.</text:p>
      <text:p text:style-name="podpis">vedoucí Kanceláře veřejného ochránce práv</text:p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Normální"/>
      <text:p text:style-name="Příloha"/>
      <text:p text:style-name="Příloha">Příloha</text:p>
      <text:p text:style-name="Normální"><text:span text:style-name="T20">Sborník stanovisek veřejného ochránce práv Vězeňství II</text:span>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JPYD*</text:span></text:p>
        <text:p text:style-name="P12"><text:span text:style-name="T13">KVOPX00EJPYD</text:span>KVOPX00EJPYD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6-27T09:45:00Z</meta:creation-date>
    <dc:date>2024-06-27T09:45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15" meta:character-count="793" meta:row-count="5" meta:non-whitespace-character-count="679"/>
  </office:meta>
</office:document-meta>
</file>